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83cm" fo:min-width="5.85cm"/>
    </style:style>
    <style:style style:name="gr2" style:family="graphic" style:parent-style-name="standard">
      <style:graphic-properties svg:stroke-color="#89c765" draw:fill="solid" draw:fill-color="#add58a" draw:textarea-horizontal-align="justify" draw:textarea-vertical-align="middle" draw:auto-grow-height="false" fo:min-height="0.131cm" fo:min-width="4.961cm"/>
    </style:style>
    <style:style style:name="gr3" style:family="graphic" style:parent-style-name="standard">
      <style:graphic-properties draw:fill="solid" draw:fill-color="#fff450" draw:textarea-horizontal-align="justify" draw:textarea-vertical-align="middle" draw:auto-grow-height="false" fo:min-height="1.02cm" fo:min-width="5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normal"/>
    </style:style>
    <style:style style:name="P3" style:family="paragraph">
      <loext:graphic-properties draw:fill="solid" draw:fill-color="#add58a"/>
      <style:paragraph-properties fo:text-align="center"/>
      <style:text-properties fo:font-size="12pt" fo:font-weight="normal"/>
    </style:style>
    <style:style style:name="P4" style:family="paragraph">
      <loext:graphic-properties draw:fill="solid" draw:fill-color="#fff450"/>
      <style:paragraph-properties fo:text-align="center"/>
    </style:style>
    <style:style style:name="T1" style:family="text">
      <style:text-properties fo:font-size="1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5.08cm" svg:x="0.854cm" svg:y="4.429cm">
            <text:p text:style-name="P1">Source Plugi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6.969cm">
            <text:p text:style-name="P2"><text:span text:style-name="T1">UR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6.461cm">
            <text:p text:style-name="P2"><text:span text:style-name="T1">RS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5.953cm">
            <text:p text:style-name="P2"><text:span text:style-name="T1">WebDA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5.445cm">
            <text:p text:style-name="P2"><text:span text:style-name="T1">Local/File Syste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7.469cm">
            <text:p text:style-name="P2"><text:span text:style-name="T1">Pock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7.969cm">
            <text:p text:style-name="P2"><text:span text:style-name="T1">FireFox BM/Histor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8.469cm">
            <text:p text:style-name="P2"><text:span text:style-name="T1">IMA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.362cm" svg:y="8.969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35cm" svg:height="5.08cm" svg:x="7.358cm" svg:y="4.429cm">
            <text:p text:style-name="P1">Media Plugins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6.334cm">
            <text:p text:style-name="P2"><text:span text:style-name="T1">Markdow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39cm" svg:y="5.826cm">
            <text:p text:style-name="P2"><text:span text:style-name="T1">PD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39cm" svg:y="5.318cm">
            <text:p text:style-name="P2"><text:span text:style-name="T1">Raw Tex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6.834cm">
            <text:p text:style-name="P2"><text:span text:style-name="T1">HTM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7.334cm">
            <text:p text:style-name="P2"><text:span text:style-name="T1">DOC/DOC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7.834cm">
            <text:p text:style-name="P2"><text:span text:style-name="T1">ePu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8.334cm">
            <text:p text:style-name="P2"><text:span text:style-name="T1">MOB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7.866cm" svg:y="8.8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35cm" svg:height="5.08cm" svg:x="13.858cm" svg:y="4.429cm">
            <text:p text:style-name="P1">Source Security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6.334cm">
            <text:p text:style-name="P2"><text:span text:style-name="T1">API Key Sto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39cm" svg:y="5.826cm">
            <text:p text:style-name="P2"><text:span text:style-name="T1">ID/Password Sto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39cm" svg:y="5.318cm">
            <text:p text:style-name="P2"><text:span text:style-name="T1">OATH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6.8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7.3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7.8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8.3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461cm" svg:height="0.381cm" svg:x="14.366cm" svg:y="8.834cm">
            <text:p text:style-name="P2"><text:span text:style-name="T1">: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6.35cm" svg:height="1.27cm" svg:x="7.354cm" svg:y="11.052cm">
          <text:p text:style-name="P1">NLP Analysis Engin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1.27cm" svg:x="7.354cm" svg:y="13.828cm">
          <text:p text:style-name="P1">Value Score Engin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1.27cm" svg:x="7.354cm" svg:y="9.628cm">
          <text:p text:style-name="P1">De-Duplication Engin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1.27cm" svg:x="7.354cm" svg:y="12.428cm">
          <text:p text:style-name="P1">:<text:line-break/>: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4:23:06.007289028</meta:creation-date>
    <dc:date>2017-09-30T15:17:08.509716722</dc:date>
    <meta:editing-duration>PT2M30S</meta:editing-duration>
    <meta:editing-cycles>1</meta:editing-cycles>
    <meta:document-statistic meta:object-count="34"/>
    <meta:generator>LibreOffice/5.4.1.2$Linux_X86_64 LibreOffice_project/40m0$Build-2</meta:generator>
  </office:meta>
</office:document-meta>
</file>